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4c30" officeooo:paragraph-rsid="000f4c30" style:font-weight-asian="bold" style:font-weight-complex="bold"/>
    </style:style>
    <style:style style:name="P2" style:family="paragraph" style:parent-style-name="Standard">
      <style:text-properties fo:font-weight="normal" officeooo:rsid="000f4c30" officeooo:paragraph-rsid="000f4c3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<text:s/>: <text:s text:c="2"/>SNAKE WATER GUN GAME</text:p>
      <text:p text:style-name="P1"/>
      <text:p text:style-name="P2">Snake water gun game is one of the famous two player game played by many people . It is a hand game in which the player randomly choose any of the three forms <text:s/>i.e Snake , Water and Gun . </text:p>
      <text:p text:style-name="P2"/>
      <text:p text:style-name="P2">I impliment this game using phython . </text:p>
      <text:p text:style-name="P2">This phython project is to build a game <text:s/>for a single player that plays with the computer.</text:p>
      <text:p text:style-name="P2"/>
      <text:p text:style-name="P2"><text:span text:style-name="T1">Game <text:s/>Rule</text:span><text:span text:style-name="T2"> <text:s/>:---</text:span></text:p>
      <text:p text:style-name="P2"><text:span text:style-name="T2">Snake <text:s/>vs <text:s text:c="2"/>Water <text:s/>: <text:s/>Snake drinks the water hence win .</text:span></text:p>
      <text:p text:style-name="P2"><text:span text:style-name="T2">Water <text:s/>vs Gun <text:s/>: <text:s/>the gun will drown in water , hence <text:s text:c="2"/>a point for water .</text:span></text:p>
      <text:p text:style-name="P2"><text:span text:style-name="T2">Gun <text:s text:c="2"/>vs <text:s text:c="2"/>snake <text:s/>: <text:s/>Gun will kill the snake <text:s/>and win .</text:span></text:p>
      <text:p text:style-name="P2"><text:span text:style-name="T2"/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6:50:51.668466290</meta:creation-date>
    <dc:date>2023-03-10T17:05:18.187393045</dc:date>
    <meta:editing-duration>PT16S</meta:editing-duration>
    <meta:editing-cycles>1</meta:editing-cycles>
    <meta:document-statistic meta:table-count="0" meta:image-count="0" meta:object-count="0" meta:page-count="1" meta:paragraph-count="9" meta:word-count="113" meta:character-count="552" meta:non-whitespace-character-count="420"/>
    <meta:generator>LibreOffice/6.4.7.2$Linux_X86_64 LibreOffice_project/40$Build-2</meta:generator>
  </office:meta>
</office:document-meta>
</file>